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2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Create a new ASP.NET Core Web API project:</text:span></text:p>
        </text:list-item>
      </text:list>
      <text:p text:style-name="Normal">You can use Visual Studio or the .NET CLI. Here’s how to create it using the CLI:</text:p>
      <text:p text:style-name="Normal">bash</text:p>
      <text:p text:style-name="Normal">Copy code</text:p>
      <text:p text:style-name="Normal">dotnet new webapi -n CrudApi</text:p>
      <text:p text:style-name="Normal">cd CrudApi</text:p>
      <text:list text:style-name="LFO1" text:continue-numbering="true">
        <text:list-item>
          <text:p text:style-name="P3"><text:span text:style-name="T4">Create a Model:</text:span></text:p>
        </text:list-item>
      </text:list>
      <text:p text:style-name="Normal">In the Models folder, create a Product.cs file:</text:p>
      <text:p text:style-name="Normal">csharp</text:p>
      <text:p text:style-name="Normal">Copy code</text:p>
      <text:p text:style-name="Normal">namespace CrudApi.Models</text:p>
      <text:p text:style-name="Normal">{</text:p>
      <text:p text:style-name="Normal"><text:s text:c="4"/>public class Product</text:p>
      <text:p text:style-name="Normal"><text:s text:c="4"/>{</text:p>
      <text:p text:style-name="Normal"><text:s text:c="8"/>public int Id { get; set; }</text:p>
      <text:p text:style-name="Normal"><text:s text:c="8"/>public string Name { get; set; }</text:p>
      <text:p text:style-name="Normal"><text:s text:c="8"/>public decimal Price { get; set; }</text:p>
      <text:p text:style-name="Normal"><text:s text:c="4"/>}</text:p>
      <text:p text:style-name="Normal">}</text:p>
      <text:list text:style-name="LFO1" text:continue-numbering="true">
        <text:list-item>
          <text:p text:style-name="P5"><text:span text:style-name="T6">Create a Data Context:</text:span></text:p>
        </text:list-item>
      </text:list>
      <text:p text:style-name="Normal">In the Data folder, create AppDbContext.cs:</text:p>
      <text:p text:style-name="Normal">csharp</text:p>
      <text:p text:style-name="Normal">Copy code</text:p>
      <text:p text:style-name="Normal">using Microsoft.EntityFrameworkCore;</text:p>
      <text:p text:style-name="Normal">using CrudApi.Models;</text:p>
      <text:p text:style-name="Normal"/>
      <text:p text:style-name="Normal">namespace CrudApi.Data</text:p>
      <text:p text:style-name="Normal">{</text:p>
      <text:p text:style-name="Normal"><text:s text:c="4"/>public class AppDbContext : DbContext</text:p>
      <text:p text:style-name="Normal"><text:s text:c="4"/>{</text:p>
      <text:p text:style-name="Normal"><text:s text:c="8"/>public AppDbContext(DbContextOptions&lt;AppDbContext&gt; options) : base(options) { }</text:p>
      <text:p text:style-name="Normal"/>
      <text:p text:style-name="Normal"><text:s text:c="8"/>public DbSet&lt;Product&gt; Products { get; set; }</text:p>
      <text:p text:style-name="Normal"><text:s text:c="4"/>}</text:p>
      <text:p text:style-name="Normal">}</text:p>
      <text:list text:style-name="LFO1" text:continue-numbering="true">
        <text:list-item>
          <text:p text:style-name="P7"><text:span text:style-name="T8">Register the DbContext:</text:span></text:p>
        </text:list-item>
      </text:list>
      <text:p text:style-name="Normal">In Startup.cs, add the following to ConfigureServices:</text:p>
      <text:p text:style-name="Normal">csharp</text:p>
      <text:p text:style-name="Normal">Copy code</text:p>
      <text:p text:style-name="Normal">services.AddDbContext&lt;AppDbContext&gt;(options =&gt;</text:p>
      <text:p text:style-name="Normal"><text:s text:c="4"/>options.UseInMemoryDatabase("ProductList"));</text:p>
      <text:list text:style-name="LFO1" text:continue-numbering="true">
        <text:list-item>
          <text:p text:style-name="P9"><text:span text:style-name="T10">Create a Controller:</text:span></text:p>
        </text:list-item>
      </text:list>
      <text:p text:style-name="Normal">In the Controllers folder, create ProductsController.cs:</text:p>
      <text:p text:style-name="Normal">csharp</text:p>
      <text:p text:style-name="Normal">Copy code</text:p>
      <text:p text:style-name="Normal">using Microsoft.AspNetCore.Mvc;</text:p>
      <text:p text:style-name="Normal">using CrudApi.Data;</text:p>
      <text:p text:style-name="Normal">using CrudApi.Models;</text:p>
      <text:p text:style-name="Normal">using System.Collections.Generic;</text:p>
      <text:p text:style-name="Normal">using System.Linq;</text:p>
      <text:p text:style-name="Normal"/>
      <text:p text:style-name="Normal">[Route("api/[controller]")]</text:p>
      <text:p text:style-name="Normal">[ApiController]</text:p>
      <text:p text:style-name="Normal">public class ProductsController : ControllerBase</text:p>
      <text:p text:style-name="Normal">{</text:p>
      <text:p text:style-name="Normal"><text:s text:c="4"/>private readonly AppDbContext _context;</text:p>
      <text:p text:style-name="Normal"/>
      <text:p text:style-name="Normal"><text:s text:c="4"/>public ProductsController(AppDbContext context)</text:p>
      <text:p text:style-name="Normal"><text:s text:c="4"/>{</text:p>
      <text:p text:style-name="Normal"><text:s text:c="8"/>_context = context;</text:p>
      <text:p text:style-name="Normal"><text:s text:c="4"/>}</text:p>
      <text:p text:style-name="Normal"/>
      <text:soft-page-break/>
      <text:p text:style-name="Normal"><text:s text:c="4"/>[HttpGet]</text:p>
      <text:p text:style-name="Normal"><text:s text:c="4"/>public ActionResult&lt;IEnumerable&lt;Product&gt;&gt; GetProducts()</text:p>
      <text:p text:style-name="Normal"><text:s text:c="4"/>{</text:p>
      <text:p text:style-name="Normal"><text:s text:c="8"/>return _context.Products.ToList();</text:p>
      <text:p text:style-name="Normal"><text:s text:c="4"/>}</text:p>
      <text:p text:style-name="Normal"/>
      <text:p text:style-name="Normal"><text:s text:c="4"/>[HttpGet("{id}")]</text:p>
      <text:p text:style-name="Normal"><text:s text:c="4"/>public ActionResult&lt;Product&gt; GetProduct(int id)</text:p>
      <text:p text:style-name="Normal"><text:s text:c="4"/>{</text:p>
      <text:p text:style-name="Normal"><text:s text:c="8"/>var product = _context.Products.Find(id);</text:p>
      <text:p text:style-name="Normal"><text:s text:c="8"/>if (product == null) return NotFound();</text:p>
      <text:p text:style-name="Normal"><text:s text:c="8"/>return product;</text:p>
      <text:p text:style-name="Normal"><text:s text:c="4"/>}</text:p>
      <text:p text:style-name="Normal"/>
      <text:p text:style-name="Normal"><text:s text:c="4"/>[HttpPost]</text:p>
      <text:p text:style-name="Normal"><text:s text:c="4"/>public ActionResult&lt;Product&gt; CreateProduct(Product product)</text:p>
      <text:p text:style-name="Normal"><text:s text:c="4"/>{</text:p>
      <text:p text:style-name="Normal"><text:s text:c="8"/>_context.Products.Add(product);</text:p>
      <text:p text:style-name="Normal"><text:s text:c="8"/>_context.SaveChanges();</text:p>
      <text:p text:style-name="Normal"><text:s text:c="8"/>return CreatedAtAction(nameof(GetProduct), new { id = product.Id }, product);</text:p>
      <text:p text:style-name="Normal"><text:s text:c="4"/>}</text:p>
      <text:p text:style-name="Normal"/>
      <text:p text:style-name="Normal"><text:s text:c="4"/>[HttpPut("{id}")]</text:p>
      <text:p text:style-name="Normal"><text:s text:c="4"/>public IActionResult UpdateProduct(int id, Product product)</text:p>
      <text:p text:style-name="Normal"><text:s text:c="4"/>{</text:p>
      <text:p text:style-name="Normal"><text:s text:c="8"/>if (id != product.Id) return BadRequest();</text:p>
      <text:p text:style-name="Normal"><text:s text:c="8"/>_context.Entry(product).State = EntityState.Modified;</text:p>
      <text:p text:style-name="Normal"><text:s text:c="8"/>_context.SaveChanges();</text:p>
      <text:p text:style-name="Normal"><text:s text:c="8"/>return NoContent();</text:p>
      <text:p text:style-name="Normal"><text:s text:c="4"/>}</text:p>
      <text:p text:style-name="Normal"/>
      <text:soft-page-break/>
      <text:p text:style-name="Normal"><text:s text:c="4"/>[HttpDelete("{id}")]</text:p>
      <text:p text:style-name="Normal"><text:s text:c="4"/>public IActionResult DeleteProduct(int id)</text:p>
      <text:p text:style-name="Normal"><text:s text:c="4"/>{</text:p>
      <text:p text:style-name="Normal"><text:s text:c="8"/>var product = _context.Products.Find(id);</text:p>
      <text:p text:style-name="Normal"><text:s text:c="8"/>if (product == null) return NotFound();</text:p>
      <text:p text:style-name="Normal"><text:s text:c="8"/>_context.Products.Remove(product);</text:p>
      <text:p text:style-name="Normal"><text:s text:c="8"/>_context.SaveChanges();</text:p>
      <text:p text:style-name="Normal"><text:s text:c="8"/>return NoContent();</text:p>
      <text:p text:style-name="Normal"><text:s text:c="4"/>}</text:p>
      <text:p text:style-name="Normal">}</text:p>
      <text:list text:style-name="LFO1" text:continue-numbering="true">
        <text:list-item>
          <text:p text:style-name="P11"><text:span text:style-name="T12">Run the API:</text:span></text:p>
        </text:list-item>
      </text:list>
      <text:p text:style-name="Normal">Run your project, and the API will be available at http://localhost:5000/api/products.</text:p>
      <text:p text:style-name="P13">Frontend: Angular Application</text:p>
      <text:list text:style-name="LFO2" text:continue-numbering="true">
        <text:list-item>
          <text:p text:style-name="P14"><text:span text:style-name="T15">Create a new Angular project:</text:span></text:p>
        </text:list-item>
      </text:list>
      <text:p text:style-name="Normal">Use Angular CLI:</text:p>
      <text:p text:style-name="Normal">bash</text:p>
      <text:p text:style-name="Normal">Copy code</text:p>
      <text:p text:style-name="Normal">ng new crud-app</text:p>
      <text:p text:style-name="Normal">cd crud-app</text:p>
      <text:list text:style-name="LFO2" text:continue-numbering="true">
        <text:list-item>
          <text:p text:style-name="P16"><text:span text:style-name="T17">Create a Service for API Calls:</text:span></text:p>
        </text:list-item>
      </text:list>
      <text:p text:style-name="Normal">Generate a service:</text:p>
      <text:p text:style-name="Normal">bash</text:p>
      <text:p text:style-name="Normal">Copy code</text:p>
      <text:p text:style-name="Normal">ng generate service product</text:p>
      <text:p text:style-name="Normal">In product.service.ts, add:</text:p>
      <text:p text:style-name="Normal">typescript</text:p>
      <text:p text:style-name="Normal">Copy code</text:p>
      <text:p text:style-name="Normal">import { Injectable } from '@angular/core';</text:p>
      <text:p text:style-name="Normal">import { HttpClient } from '@angular/common/http';</text:p>
      <text:p text:style-name="Normal">import { Observable } from 'rxjs';</text:p>
      <text:p text:style-name="Normal">import { Product } from './product.model';</text:p>
      <text:p text:style-name="Normal"/>
      <text:p text:style-name="Normal">@Injectable({</text:p>
      <text:p text:style-name="Normal"><text:s text:c="2"/>providedIn: 'root'</text:p>
      <text:p text:style-name="Normal">})</text:p>
      <text:p text:style-name="Normal">export class ProductService {</text:p>
      <text:p text:style-name="Normal"><text:s text:c="2"/>private apiUrl = 'http://localhost:5000/api/products';</text:p>
      <text:p text:style-name="Normal"/>
      <text:p text:style-name="Normal"><text:s text:c="2"/>constructor(private http: HttpClient) {}</text:p>
      <text:p text:style-name="Normal"/>
      <text:p text:style-name="Normal"><text:s text:c="2"/>getProducts(): Observable&lt;Product[]&gt; {</text:p>
      <text:p text:style-name="Normal"><text:s text:c="4"/>return this.http.get&lt;Product[]&gt;(this.apiUrl);</text:p>
      <text:p text:style-name="Normal"><text:s text:c="2"/>}</text:p>
      <text:p text:style-name="Normal"/>
      <text:p text:style-name="Normal"><text:s text:c="2"/>getProduct(id: number): Observable&lt;Product&gt; {</text:p>
      <text:p text:style-name="Normal"><text:s text:c="4"/>return this.http.get&lt;Product&gt;(`${this.apiUrl}/${id}`);</text:p>
      <text:p text:style-name="Normal"><text:s text:c="2"/>}</text:p>
      <text:p text:style-name="Normal"/>
      <text:p text:style-name="Normal"><text:s text:c="2"/>createProduct(product: Product): Observable&lt;Product&gt; {</text:p>
      <text:p text:style-name="Normal"><text:s text:c="4"/>return this.http.post&lt;Product&gt;(this.apiUrl, product);</text:p>
      <text:p text:style-name="Normal"><text:s text:c="2"/>}</text:p>
      <text:p text:style-name="Normal"/>
      <text:p text:style-name="Normal"><text:s text:c="2"/>updateProduct(product: Product): Observable&lt;void&gt; {</text:p>
      <text:p text:style-name="Normal"><text:s text:c="4"/>return this.http.put&lt;void&gt;(`${this.apiUrl}/${product.id}`, product);</text:p>
      <text:p text:style-name="Normal"><text:s text:c="2"/>}</text:p>
      <text:p text:style-name="Normal"/>
      <text:p text:style-name="Normal"><text:s text:c="2"/>deleteProduct(id: number): Observable&lt;void&gt; {</text:p>
      <text:p text:style-name="Normal"><text:s text:c="4"/>return this.http.delete&lt;void&gt;(`${this.apiUrl}/${id}`);</text:p>
      <text:p text:style-name="Normal"><text:s text:c="2"/>}</text:p>
      <text:p text:style-name="Normal">}</text:p>
      <text:list text:style-name="LFO2" text:continue-numbering="true">
        <text:list-item>
          <text:p text:style-name="P18"><text:span text:style-name="T19">Create a Product Model:</text:span></text:p>
        </text:list-item>
      </text:list>
      <text:p text:style-name="Normal">In the src/app folder, create a product.model.ts file:</text:p>
      <text:soft-page-break/>
      <text:p text:style-name="Normal">typescript</text:p>
      <text:p text:style-name="Normal">Copy code</text:p>
      <text:p text:style-name="Normal">export interface Product {</text:p>
      <text:p text:style-name="Normal"><text:s text:c="2"/>id?: number;</text:p>
      <text:p text:style-name="Normal"><text:s text:c="2"/>name: string;</text:p>
      <text:p text:style-name="Normal"><text:s text:c="2"/>price: number;</text:p>
      <text:p text:style-name="Normal">}</text:p>
      <text:list text:style-name="LFO2" text:continue-numbering="true">
        <text:list-item>
          <text:p text:style-name="P20"><text:span text:style-name="T21">Create Components for CRUD Operations:</text:span></text:p>
        </text:list-item>
      </text:list>
      <text:p text:style-name="Normal">Generate a component:</text:p>
      <text:p text:style-name="Normal">bash</text:p>
      <text:p text:style-name="Normal">Copy code</text:p>
      <text:p text:style-name="Normal">ng generate component products</text:p>
      <text:p text:style-name="Normal">In products.component.ts, implement the CRUD operations:</text:p>
      <text:p text:style-name="Normal">typescript</text:p>
      <text:p text:style-name="Normal">Copy code</text:p>
      <text:p text:style-name="Normal">import { Component, OnInit } from '@angular/core';</text:p>
      <text:p text:style-name="Normal">import { ProductService } from '../product.service';</text:p>
      <text:p text:style-name="Normal">import { Product } from '../product.model';</text:p>
      <text:p text:style-name="Normal"/>
      <text:p text:style-name="Normal">@Component({</text:p>
      <text:p text:style-name="Normal"><text:s text:c="2"/>selector: 'app-products',</text:p>
      <text:p text:style-name="Normal"><text:s text:c="2"/>templateUrl: './products.component.html',</text:p>
      <text:p text:style-name="Normal"><text:s text:c="2"/>styleUrls: ['./products.component.css']</text:p>
      <text:p text:style-name="Normal">})</text:p>
      <text:p text:style-name="Normal">export class ProductsComponent implements OnInit {</text:p>
      <text:p text:style-name="Normal"><text:s text:c="2"/>products: Product[] = [];</text:p>
      <text:p text:style-name="Normal"><text:s text:c="2"/>selectedProduct: Product | null = null;</text:p>
      <text:p text:style-name="Normal"/>
      <text:p text:style-name="Normal"><text:s text:c="2"/>constructor(private productService: ProductService) {}</text:p>
      <text:p text:style-name="Normal"/>
      <text:p text:style-name="Normal"><text:s text:c="2"/>ngOnInit(): void {</text:p>
      <text:soft-page-break/>
      <text:p text:style-name="Normal"><text:s text:c="4"/>this.loadProducts();</text:p>
      <text:p text:style-name="Normal"><text:s text:c="2"/>}</text:p>
      <text:p text:style-name="Normal"/>
      <text:p text:style-name="Normal"><text:s text:c="2"/>loadProducts() {</text:p>
      <text:p text:style-name="Normal"><text:s text:c="4"/>this.productService.getProducts().subscribe(data =&gt; {</text:p>
      <text:p text:style-name="Normal"><text:s text:c="6"/>this.products = data;</text:p>
      <text:p text:style-name="Normal"><text:s text:c="4"/>});</text:p>
      <text:p text:style-name="Normal"><text:s text:c="2"/>}</text:p>
      <text:p text:style-name="Normal"/>
      <text:p text:style-name="Normal"><text:s text:c="2"/>onSelect(product: Product) {</text:p>
      <text:p text:style-name="Normal"><text:s text:c="4"/>this.selectedProduct = product;</text:p>
      <text:p text:style-name="Normal"><text:s text:c="2"/>}</text:p>
      <text:p text:style-name="Normal"/>
      <text:p text:style-name="Normal"><text:s text:c="2"/>onCreate(product: Product) {</text:p>
      <text:p text:style-name="Normal"><text:s text:c="4"/>this.productService.createProduct(product).subscribe(() =&gt; {</text:p>
      <text:p text:style-name="Normal"><text:s text:c="6"/>this.loadProducts();</text:p>
      <text:p text:style-name="Normal"><text:s text:c="6"/>this.selectedProduct = null;</text:p>
      <text:p text:style-name="Normal"><text:s text:c="4"/>});</text:p>
      <text:p text:style-name="Normal"><text:s text:c="2"/>}</text:p>
      <text:p text:style-name="Normal"/>
      <text:p text:style-name="Normal"><text:s text:c="2"/>onUpdate(product: Product) {</text:p>
      <text:p text:style-name="Normal"><text:s text:c="4"/>if (product) {</text:p>
      <text:p text:style-name="Normal"><text:s text:c="6"/>this.productService.updateProduct(product).subscribe(() =&gt; {</text:p>
      <text:p text:style-name="Normal"><text:s text:c="8"/>this.loadProducts();</text:p>
      <text:p text:style-name="Normal"><text:s text:c="8"/>this.selectedProduct = null;</text:p>
      <text:p text:style-name="Normal"><text:s text:c="6"/>});</text:p>
      <text:p text:style-name="Normal"><text:s text:c="4"/>}</text:p>
      <text:p text:style-name="Normal"><text:s text:c="2"/>}</text:p>
      <text:p text:style-name="Normal"/>
      <text:p text:style-name="Normal"><text:s text:c="2"/>onDelete(id: number) {</text:p>
      <text:p text:style-name="Normal"><text:s text:c="4"/>this.productService.deleteProduct(id).subscribe(() =&gt; {</text:p>
      <text:soft-page-break/>
      <text:p text:style-name="Normal"><text:s text:c="6"/>this.loadProducts();</text:p>
      <text:p text:style-name="Normal"><text:s text:c="4"/>});</text:p>
      <text:p text:style-name="Normal"><text:s text:c="2"/>}</text:p>
      <text:p text:style-name="Normal">}</text:p>
      <text:list text:style-name="LFO2" text:continue-numbering="true">
        <text:list-item>
          <text:p text:style-name="P22"><text:span text:style-name="T23">Create the HTML Template:</text:span></text:p>
        </text:list-item>
      </text:list>
      <text:p text:style-name="Normal">In products.component.html, create a simple form and a list:</text:p>
      <text:p text:style-name="Normal">html</text:p>
      <text:p text:style-name="Normal">Copy code</text:p>
      <text:p text:style-name="Normal">&lt;div&gt;</text:p>
      <text:p text:style-name="Normal"><text:s text:c="2"/>&lt;h2&gt;Products&lt;/h2&gt;</text:p>
      <text:p text:style-name="Normal"/>
      <text:p text:style-name="Normal"><text:s text:c="2"/>&lt;form *ngIf="selectedProduct" (ngSubmit)="selectedProduct.id ? onUpdate(selectedProduct) : onCreate(selectedProduct)"&gt;</text:p>
      <text:p text:style-name="Normal"><text:s text:c="4"/>&lt;input [(ngModel)]="selectedProduct.name" name="name" placeholder="Name" required&gt;</text:p>
      <text:p text:style-name="Normal"><text:s text:c="4"/>&lt;input [(ngModel)]="selectedProduct.price" name="price" type="number" placeholder="Price" required&gt;</text:p>
      <text:p text:style-name="Normal"><text:s text:c="4"/>&lt;button type="submit"&gt;{{ selectedProduct.id ? 'Update' : 'Create' }}&lt;/button&gt;</text:p>
      <text:p text:style-name="Normal"><text:s text:c="4"/>&lt;button type="button" (click)="selectedProduct = null"&gt;Cancel&lt;/button&gt;</text:p>
      <text:p text:style-name="Normal"><text:s text:c="2"/>&lt;/form&gt;</text:p>
      <text:p text:style-name="Normal"/>
      <text:p text:style-name="Normal"><text:s text:c="2"/>&lt;ul&gt;</text:p>
      <text:p text:style-name="Normal"><text:s text:c="4"/>&lt;li *ngFor="let product of products"&gt;</text:p>
      <text:p text:style-name="Normal"><text:s text:c="6"/>{{ product.name }} - {{ product.price }}</text:p>
      <text:p text:style-name="Normal"><text:s text:c="6"/>&lt;button (click)="onSelect(product)"&gt;Edit&lt;/button&gt;</text:p>
      <text:p text:style-name="Normal"><text:s text:c="6"/>&lt;button (click)="onDelete(product.id)"&gt;Delete&lt;/button&gt;</text:p>
      <text:p text:style-name="Normal"><text:s text:c="4"/>&lt;/li&gt;</text:p>
      <text:p text:style-name="Normal"><text:s text:c="2"/>&lt;/ul&gt;</text:p>
      <text:p text:style-name="Normal">&lt;/div&gt;</text:p>
      <text:list text:style-name="LFO2" text:continue-numbering="true">
        <text:list-item>
          <text:p text:style-name="P24"><text:span text:style-name="T25">Add HTTP Client Module:</text:span></text:p>
        </text:list-item>
      </text:list>
      <text:p text:style-name="Normal">In app.module.ts, import HttpClientModule:</text:p>
      <text:p text:style-name="Normal">typescript</text:p>
      <text:p text:style-name="Normal">Copy code</text:p>
      <text:soft-page-break/>
      <text:p text:style-name="Normal">import { HttpClientModule } from '@angular/common/http';</text:p>
      <text:p text:style-name="Normal"/>
      <text:p text:style-name="Normal">@NgModule({</text:p>
      <text:p text:style-name="Normal"><text:s text:c="2"/>declarations: [</text:p>
      <text:p text:style-name="Normal"><text:s text:c="4"/>// other components</text:p>
      <text:p text:style-name="Normal"><text:s text:c="2"/>],</text:p>
      <text:p text:style-name="Normal"><text:s text:c="2"/>imports: [</text:p>
      <text:p text:style-name="Normal"><text:s text:c="4"/>HttpClientModule,</text:p>
      <text:p text:style-name="Normal"><text:s text:c="4"/>// other modules</text:p>
      <text:p text:style-name="Normal"><text:s text:c="2"/>],</text:p>
      <text:p text:style-name="Normal"><text:s text:c="2"/>providers: [],</text:p>
      <text:p text:style-name="Normal"><text:s text:c="2"/>bootstrap: [AppComponent]</text:p>
      <text:p text:style-name="Normal">})</text:p>
      <text:p text:style-name="Normal">export class AppModule { }</text:p>
      <text:list text:style-name="LFO2" text:continue-numbering="true">
        <text:list-item>
          <text:p text:style-name="P26"><text:span text:style-name="T27">Run the Angular App:</text:span></text:p>
        </text:list-item>
      </text:list>
      <text:p text:style-name="Normal">bash</text:p>
      <text:p text:style-name="Normal">Copy code</text:p>
      <text:p text:style-name="Normal">ng serve</text:p>
      <text:p text:style-name="Normal">Now you can access your Angular app at http://localhost:4200 and your API at http://localhost:5000/api/products. You should be able to create, read, update, and delete products in the applica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ikMohammad, Sultan</meta:initial-creator>
    <dc:creator>ShaikMohammad, Sultan</dc:creator>
    <meta:creation-date>2024-09-23T10:31:00Z</meta:creation-date>
    <dc:date>2024-09-23T10:32:00Z</dc:date>
    <meta:template xlink:href="Normal" xlink:type="simple"/>
    <meta:editing-cycles>1</meta:editing-cycles>
    <meta:editing-duration>PT60S</meta:editing-duration>
    <meta:document-statistic meta:page-count="9" meta:paragraph-count="13" meta:word-count="1027" meta:character-count="6871" meta:row-count="48" meta:non-whitespace-character-count="5857"/>
  </office:meta>
</office:document-meta>
</file>